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Helvetica" svg:font-family="Helvetica, Arial, sans-serif"/>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roid Sans" fo:font-size="48pt" officeooo:rsid="000ee9a6" officeooo:paragraph-rsid="000ee9a6" style:font-size-asian="48pt" style:font-size-complex="48pt"/>
    </style:style>
    <style:style style:name="P3" style:family="paragraph" style:parent-style-name="Standard">
      <style:paragraph-properties fo:text-align="start" style:justify-single-word="false"/>
      <style:text-properties style:font-name="Droid Sans" fo:font-size="18pt" officeooo:rsid="000ee9a6" officeooo:paragraph-rsid="000ee9a6" style:font-size-asian="15.75pt" style:font-size-complex="18pt"/>
    </style:style>
    <style:style style:name="P4" style:family="paragraph" style:parent-style-name="Standard">
      <style:paragraph-properties fo:text-align="start" style:justify-single-word="false"/>
      <style:text-properties style:font-name="Droid Sans" fo:font-size="18pt" style:text-underline-style="solid" style:text-underline-width="auto" style:text-underline-color="font-color" officeooo:rsid="000ee9a6" officeooo:paragraph-rsid="000ee9a6" style:font-size-asian="15.75pt" style:font-size-complex="18pt"/>
    </style:style>
    <style:style style:name="P5" style:family="paragraph" style:parent-style-name="Standard">
      <style:paragraph-properties fo:text-align="start" style:justify-single-word="false"/>
      <style:text-properties style:font-name="Droid Sans" fo:font-size="18pt" style:text-underline-style="solid" style:text-underline-width="auto" style:text-underline-color="font-color" officeooo:rsid="000ee9a6" officeooo:paragraph-rsid="0020ca6c" style:font-size-asian="15.75pt" style:font-size-complex="18pt"/>
    </style:style>
    <style:style style:name="P6" style:family="paragraph" style:parent-style-name="Standard">
      <style:paragraph-properties fo:text-align="start" style:justify-single-word="false"/>
      <style:text-properties style:font-name="Droid Sans" fo:font-size="14pt" style:text-underline-style="none" officeooo:rsid="000ee9a6" officeooo:paragraph-rsid="00107fc2" style:font-size-asian="12.25pt" style:font-size-complex="14pt"/>
    </style:style>
    <style:style style:name="P7" style:family="paragraph" style:parent-style-name="Standard">
      <style:paragraph-properties fo:text-align="start" style:justify-single-word="false"/>
      <style:text-properties style:font-name="Droid Sans" fo:font-size="14pt" style:text-underline-style="none" officeooo:rsid="00107fc2" officeooo:paragraph-rsid="00107fc2" style:font-size-asian="12.25pt" style:font-size-complex="14pt"/>
    </style:style>
    <style:style style:name="P8" style:family="paragraph" style:parent-style-name="Standard">
      <style:paragraph-properties fo:text-align="start" style:justify-single-word="false"/>
      <style:text-properties style:font-name="Droid Sans" fo:font-size="14pt" style:text-underline-style="none" officeooo:rsid="0012ef0f" officeooo:paragraph-rsid="0012ef0f" style:font-size-asian="12.25pt" style:font-size-complex="14pt"/>
    </style:style>
    <style:style style:name="P9" style:family="paragraph" style:parent-style-name="Standard">
      <style:paragraph-properties fo:text-align="start" style:justify-single-word="false"/>
      <style:text-properties style:font-name="Droid Sans" fo:font-size="14pt" style:text-underline-style="none" officeooo:rsid="0013c106" officeooo:paragraph-rsid="0013c106" style:font-size-asian="12.25pt" style:font-size-complex="14pt"/>
    </style:style>
    <style:style style:name="P10" style:family="paragraph" style:parent-style-name="Standard">
      <style:paragraph-properties fo:text-align="start" style:justify-single-word="false"/>
      <style:text-properties style:font-name="Droid Sans" fo:font-size="14pt" style:text-underline-style="none" officeooo:rsid="0014f841" officeooo:paragraph-rsid="0014f841" style:font-size-asian="12.25pt" style:font-size-complex="14pt"/>
    </style:style>
    <style:style style:name="P11" style:family="paragraph" style:parent-style-name="Standard">
      <style:paragraph-properties fo:text-align="start" style:justify-single-word="false"/>
      <style:text-properties style:font-name="Droid Sans" fo:font-size="14pt" style:text-underline-style="none" officeooo:rsid="0014f841" officeooo:paragraph-rsid="00182c80" style:font-size-asian="12.25pt" style:font-size-complex="14pt"/>
    </style:style>
    <style:style style:name="P12" style:family="paragraph" style:parent-style-name="Standard">
      <style:paragraph-properties fo:text-align="start" style:justify-single-word="false"/>
      <style:text-properties style:font-name="Droid Sans" fo:font-size="14pt" style:text-underline-style="none" officeooo:rsid="0019d464" officeooo:paragraph-rsid="0019d464" style:font-size-asian="12.25pt" style:font-size-complex="14pt"/>
    </style:style>
    <style:style style:name="P13" style:family="paragraph" style:parent-style-name="Standard">
      <style:paragraph-properties fo:text-align="start" style:justify-single-word="false"/>
      <style:text-properties style:font-name="Droid Sans" fo:font-size="14pt" style:text-underline-style="none" officeooo:rsid="0020ca6c" officeooo:paragraph-rsid="0020ca6c" style:font-size-asian="14pt" style:font-size-complex="14pt"/>
    </style:style>
    <style:style style:name="P14" style:family="paragraph" style:parent-style-name="Standard">
      <style:paragraph-properties fo:text-align="start" style:justify-single-word="false"/>
      <style:text-properties style:font-name="Droid Sans" fo:font-size="14pt" style:text-underline-style="none" officeooo:rsid="00218586" officeooo:paragraph-rsid="00218586" style:font-size-asian="14pt" style:font-size-complex="14pt"/>
    </style:style>
    <style:style style:name="P15" style:family="paragraph" style:parent-style-name="Standard">
      <style:paragraph-properties fo:text-align="start" style:justify-single-word="false"/>
      <style:text-properties style:font-name="Droid Sans" fo:font-size="14pt" style:text-underline-style="none" officeooo:rsid="00249e7c" officeooo:paragraph-rsid="00249e7c" style:font-size-asian="14pt" style:font-size-complex="14pt"/>
    </style:style>
    <style:style style:name="P16" style:family="paragraph" style:parent-style-name="Standard">
      <style:paragraph-properties fo:text-align="start" style:justify-single-word="false"/>
      <style:text-properties style:font-name="Droid Sans" fo:font-size="14pt" style:text-underline-style="none" officeooo:rsid="00249e7c" officeooo:paragraph-rsid="0013c106" style:font-size-asian="14pt" style:font-size-complex="14pt"/>
    </style:style>
    <style:style style:name="P17" style:family="paragraph" style:parent-style-name="Standard">
      <style:paragraph-properties fo:text-align="start" style:justify-single-word="false"/>
      <style:text-properties style:font-name="Droid Sans" fo:font-size="14pt" style:text-underline-style="none" officeooo:rsid="0024b708" officeooo:paragraph-rsid="0024b708" style:font-size-asian="14pt" style:font-size-complex="14pt"/>
    </style:style>
    <style:style style:name="P18" style:family="paragraph" style:parent-style-name="Text_20_body">
      <style:text-properties style:font-name="Droid Sans" fo:font-size="14pt" officeooo:rsid="00260b1d" officeooo:paragraph-rsid="00260b1d" style:font-size-asian="14pt" style:font-size-complex="14pt"/>
    </style:style>
    <style:style style:name="P19" style:family="paragraph" style:parent-style-name="Text_20_body">
      <style:text-properties style:font-name="Droid Sans" fo:font-size="14pt" officeooo:rsid="0027d22a" officeooo:paragraph-rsid="0027d22a" style:font-size-asian="14pt" style:font-size-complex="14pt"/>
    </style:style>
    <style:style style:name="P20" style:family="paragraph" style:parent-style-name="Text_20_body">
      <style:text-properties style:font-name="Droid Sans" fo:font-size="14pt" officeooo:rsid="0028c26a" officeooo:paragraph-rsid="0028c26a" style:font-size-asian="14pt" style:font-size-complex="14pt"/>
    </style:style>
    <style:style style:name="P21" style:family="paragraph" style:parent-style-name="Text_20_body">
      <style:text-properties style:font-name="Droid Sans" fo:font-size="14pt" officeooo:rsid="002bdf44" officeooo:paragraph-rsid="002bdf44" style:font-size-asian="14pt" style:font-size-complex="14pt"/>
    </style:style>
    <style:style style:name="P22" style:family="paragraph" style:parent-style-name="Text_20_body">
      <style:text-properties style:font-name="Droid Sans" fo:font-size="14pt" fo:font-weight="bold" officeooo:rsid="002e9e03" officeooo:paragraph-rsid="002e9e03"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Droid Sans" fo:font-size="14pt" style:text-underline-style="none" officeooo:rsid="00260b1d" officeooo:paragraph-rsid="00260b1d" style:font-size-asian="14pt" style:font-size-complex="14pt"/>
    </style:style>
    <style:style style:name="P24" style:family="paragraph" style:parent-style-name="Standard">
      <style:text-properties style:font-name="Droid Sans" fo:font-size="13pt" officeooo:rsid="00304315" officeooo:paragraph-rsid="00304315" style:font-size-asian="13pt" style:font-size-complex="13pt"/>
    </style:style>
    <style:style style:name="P25" style:family="paragraph" style:parent-style-name="Standard">
      <style:text-properties style:font-name="Droid Sans" fo:font-size="13pt" officeooo:rsid="00304315" officeooo:paragraph-rsid="0030d499" style:font-size-asian="13pt" style:font-size-complex="13pt"/>
    </style:style>
    <style:style style:name="P26" style:family="paragraph" style:parent-style-name="Text_20_body">
      <style:text-properties style:font-name="Droid Sans" fo:font-size="14pt" officeooo:rsid="00260b1d" officeooo:paragraph-rsid="00260b1d" style:font-size-asian="14pt" style:font-size-complex="14pt"/>
    </style:style>
    <style:style style:name="P27" style:family="paragraph" style:parent-style-name="Text_20_body">
      <style:text-properties style:font-name="Droid Sans" fo:font-size="13pt" officeooo:rsid="00260b1d" officeooo:paragraph-rsid="00260b1d" style:font-size-asian="13pt" style:font-size-complex="13pt"/>
    </style:style>
    <style:style style:name="T1" style:family="text">
      <style:text-properties officeooo:rsid="00107fc2"/>
    </style:style>
    <style:style style:name="T2" style:family="text">
      <style:text-properties officeooo:rsid="0013dd84"/>
    </style:style>
    <style:style style:name="T3" style:family="text">
      <style:text-properties officeooo:rsid="0014f841"/>
    </style:style>
    <style:style style:name="T4" style:family="text">
      <style:text-properties officeooo:rsid="0019d464"/>
    </style:style>
    <style:style style:name="T5" style:family="text">
      <style:text-properties officeooo:rsid="001a6703"/>
    </style:style>
    <style:style style:name="T6" style:family="text">
      <style:text-properties officeooo:rsid="0020ca6c"/>
    </style:style>
    <style:style style:name="T7" style:family="text">
      <style:text-properties officeooo:rsid="0022ad4b"/>
    </style:style>
    <style:style style:name="T8" style:family="text">
      <style:text-properties style:text-underline-style="solid" style:text-underline-width="auto" style:text-underline-color="font-color"/>
    </style:style>
    <style:style style:name="T9" style:family="text">
      <style:text-properties officeooo:rsid="002ba37e"/>
    </style:style>
    <style:style style:name="T10" style:family="text">
      <style:text-properties officeooo:rsid="002d49be"/>
    </style:style>
    <style:style style:name="T11" style:family="text">
      <style:text-properties officeooo:rsid="0030d4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BetClic Scrapy</text:p>
      <text:p text:style-name="P2"/>
      <text:p text:style-name="P2"/>
      <text:p text:style-name="P2"/>
      <text:p text:style-name="P2"/>
      <text:p text:style-name="P2"/>
      <text:p text:style-name="P2"/>
      <text:p text:style-name="P3"><text:soft-page-break/></text:p>
      <text:p text:style-name="P4"><text:bookmark-start text:name="__DdeLink__3_1249836443"/>1) Objectif :<text:bookmark-end text:name="__DdeLink__3_1249836443"/></text:p>
      <text:p text:style-name="P4"/>
      <text:p text:style-name="P6">A partir du site <text:span text:style-name="T1">Betclic.fr, le but est de récupérer les cotes de tous les matchs de tous les sports à 3 jours, et de regarder l’évolution des cotes dans un intervalle donné. </text:span></text:p>
      <text:p text:style-name="P6"/>
      <text:p text:style-name="P7">La cote est composé de :</text:p>
      <text:p text:style-name="P10"><text:span text:style-name="T4">COTE </text:span>EQUIPE1<text:tab/><text:tab/><text:span text:style-name="T4">COTE </text:span>NUL<text:tab/><text:tab/><text:span text:style-name="T4">COTE </text:span>EQUIPE2</text:p>
      <text:p text:style-name="P7"/>
      <text:p text:style-name="P23">Pour : Football, <text:span text:style-name="T5">Rugby, Handball, Hockey sur glace, Boxe, Ski Alpin, Ski de fond</text:span></text:p>
      <text:p text:style-name="P7"/>
      <text:p text:style-name="P7"/>
      <text:p text:style-name="P7"/>
      <text:p text:style-name="P11"><text:span text:style-name="T4">COTE </text:span>EQUIPE1<text:tab/><text:tab/><text:span text:style-name="T4">COTE </text:span>EQUIPE2</text:p>
      <text:p text:style-name="P11"/>
      <text:p text:style-name="P12">Pour : Tennis, BasketBall, <text:span text:style-name="T5">Volley-ball, Formule 1, Football américain, Baseball, </text:span></text:p>
      <text:p text:style-name="P7"/>
      <text:p text:style-name="P7"/>
      <text:p text:style-name="P7"/>
      <text:p text:style-name="P7"/>
      <text:p text:style-name="P7">Exemple : Pour tel match, avoir sa cote :</text:p>
      <text:p text:style-name="P7">- 3 jours avant,</text:p>
      <text:p text:style-name="P7">- 1 jour avant,</text:p>
      <text:p text:style-name="P7">- 6 heures avant,</text:p>
      <text:p text:style-name="P7">- 5 heures avant,</text:p>
      <text:p text:style-name="P7">- …</text:p>
      <text:p text:style-name="P7">- 1 heure avant</text:p>
      <text:p text:style-name="P7"/>
      <text:p text:style-name="P7">Entre chaque intervalle, est calculé le taux de variation selon la formule suivante : </text:p>
      <text:p text:style-name="P7"/>
      <text:p text:style-name="P8"><text:span text:style-name="T3">(</text:span>(Cote arrivée - <text:s/>Cote Départ) / Cote départ <text:span text:style-name="T3">)</text:span> x 100</text:p>
      <text:p text:style-name="P9">Ex :</text:p>
      <text:p text:style-name="P9"><text:span text:style-name="T2">(</text:span>(4.71 – 3.61)/3.61<text:span text:style-name="T2">)</text:span> x 100</text:p>
      <text:p text:style-name="P9"/>
      <text:p text:style-name="P9"/>
      <text:p text:style-name="P9"/>
      <text:p text:style-name="P9"/>
      <text:p text:style-name="P9"/>
      <text:p text:style-name="P13"><text:soft-page-break/></text:p>
      <text:h text:style-name="Heading_20_2" text:outline-level="2"><text:span text:style-name="T6">2</text:span>) <text:span text:style-name="T6">Brouillon / Recherche</text:span> :</text:h>
      <text:p text:style-name="P5"/>
      <text:h text:style-name="Heading_20_3" text:outline-level="3">A) Répétition du crawl :</text:h>
      <text:p text:style-name="P16"/>
      <text:p text:style-name="P15">- solution 1 :</text:p>
      <text:p text:style-name="P13">Commande at : Permet de lancer une commande à une certaine date :</text:p>
      <text:p text:style-name="P14">echo “salut” | at <text:span text:style-name="T7">4</text:span>:30 PM 10/09/2017</text:p>
      <text:p text:style-name="P14"/>
      <text:p text:style-name="P15">→ pas valide</text:p>
      <text:p text:style-name="P15"/>
      <text:p text:style-name="P15"/>
      <text:p text:style-name="P15">- solution 2 :</text:p>
      <text:p text:style-name="P17">crontab toutes les 5 mins ?</text:p>
      <text:p text:style-name="P17"/>
      <text:p text:style-name="P17"/>
      <text:h text:style-name="Heading_20_3" text:outline-level="3">B) Process de l’application :</text:h>
      <text:p text:style-name="Text_20_body"/>
      <text:p text:style-name="P18"><text:span text:style-name="T8">D’un coté :</text:span> l’application web : </text:p>
      <text:p text:style-name="P18">- qui lira la base de données</text:p>
      <text:p text:style-name="P18">- processus d’authentification</text:p>
      <text:p text:style-name="P18"/>
      <text:p text:style-name="P18"><text:span text:style-name="T8">D’un autre côté </text:span>: Crawl + Insert BDD</text:p>
      <text:p text:style-name="P19"/>
      <text:p text:style-name="P22">DomCrawler</text:p>
      <text:p text:style-name="P20">Le scraper va récupérer toutes les infos demandées et </text:p>
      <text:p text:style-name="P20"><text:span text:style-name="T9">- </text:span>Avec PHP : les insérer dans la base de données</text:p>
      <text:p text:style-name="P20"/>
      <text:p text:style-name="P19"/>
      <text:p text:style-name="P21">Intervalle de relance du scraper :</text:p>
      <text:p text:style-name="P21"><text:soft-page-break/>solution 1 : <text:span text:style-name="T10">toutes les </text:span>15min</text:p>
      <text:p text:style-name="P21">→ Enregistrement des cotes pour 1 match :</text:p>
      <text:p text:style-name="P21">- 1 heure : 4 tuples</text:p>
      <text:p text:style-name="P21">- 1 jour : 4 * 24 = 96 tuples</text:p>
      <text:p text:style-name="P21">- 3 jours : 96 * 3 = 288 tupl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text:soft-page-break/></text:p>
      <text:h text:style-name="Heading_20_1" text:outline-level="1">13. Propriété intellectuelle</text:h>
      <text:p text:style-name="P24"/>
      <text:p text:style-name="P24"/>
      <text:h text:style-name="Heading_20_2" text:outline-level="2">13.1</text:h>
      <text:p text:style-name="P25">Toutes les marques déposées, brevets et autres droits de propriété intellectuelle sur tout matériel ou contenu du Site (incluant notamment les logiciels, données, applications, informations, textes, photographies, musiques, bruits, vidéos, graphiques, logos, symboles, dessin-modèles et autres images) (« Contenu ») nous appartiennent ou bien ont vu leur usage concédé par leur titulaire en tant qu'élément du Service. Aucune utilisation de ce Contenu et des droits de propriété intellectuelle y afférant n'est autorisée sans avoir préalablement requis notre consentement écrit et exprès. Tous ces droits sont expressément réservés.</text:p>
      <text:p text:style-name="P24"/>
      <text:h text:style-name="Heading_20_2" text:outline-level="2">13.2</text:h>
      <text:p text:style-name="P25">Vous acceptez en particulier, concernant tout ou partie du Contenu, de ne pas vous engager dans les activités interdites énumérées ci-dessous (ensemble, les « Activités Prohibées ») :</text:p>
      <text:h text:style-name="Heading_20_3" text:outline-level="3">13.2.1</text:h>
      <text:p text:style-name="P25">Le vendre, céder, concéder, ou conclure tout acte permettant aux tiers d'y accéder, hors de la limite expressément autorisée ;</text:p>
      <text:h text:style-name="Heading_20_3" text:outline-level="3">13.2.2</text:h>
      <text:p text:style-name="P25">Le changer, l'éditer, le modifier, le restructurer ou l'adapter de n'importe quelle manière que ce soit ;</text:p>
      <text:h text:style-name="Heading_20_3" text:outline-level="3">13.2.3</text:h>
      <text:p text:style-name="P25">Le copier, le redistribuer, procéder ou tenter d'accéder au code source peu important le but ;</text:p>
      <text:h text:style-name="Heading_20_3" text:outline-level="3">13.2.4</text:h>
      <text:p text:style-name="P25">Utiliser le Site de manière et/ou dans un but contraire à ces Conditions générales, et plus généralement dans un but contraire aux lois.</text:p>
      <text:p text:style-name="P24"/>
      <text:h text:style-name="Heading_20_2" text:outline-level="2">13.3</text:h>
      <text:p text:style-name="P25">Vous reconnaissez être entièrement responsable de tous les dommages, coûts et dépenses qui découleraient de la réalisation de l'une des Activités Prohibées.</text:p>
      <text:p text:style-name="P24"/>
      <text:h text:style-name="Heading_20_2" text:outline-level="2"><text:soft-page-break/>13.4</text:h>
      <text:p text:style-name="P25">Nous vous accordons le droit personnel non-exclusif, non transmissible et non-cessible de regarder et d'utiliser le Contenu par l'intermédiaire de votre PC, téléphone mobile, ou tout autre dispositif d'accès, dans un but privé et non-commercial, et ce sous réserve de votre stricte observation des présentes Conditions Générales.</text:p>
      <text:p text:style-name="P24"/>
      <text:h text:style-name="Heading_20_2" text:outline-level="2">13.5</text:h>
      <text:p text:style-name="P25">De même vous pouvez copier le Contenu sous une forme inchangée pour un usage privé sur votre propre PC, téléphone portable ou tout autre dispositif d'accès, si, et dans la mesure où, une telle copie est exigée par l'usage approprié de nos Services et que l'autorisation d'une telle copie vous a été donnée.</text:p>
      <text:p text:style-name="P24"/>
      <text:h text:style-name="Heading_20_2" text:outline-level="2">13.6</text:h>
      <text:p text:style-name="P25">Vous vous engagez à nous faire part immédiatement de toute utilisation ou de toute copie non autorisées de tout ou partie du Contenu du Site, incluant notamment toute Activité Prohibée, dont vous seriez informés. Vous acceptez de nous aider dans toute la mesure du possible à vérifier les informations que vous fournissez.</text:p>
      <text:p text:style-name="P24"/>
      <text:h text:style-name="Heading_20_2" text:outline-level="2">13.7</text:h>
      <text:p text:style-name="P25">Vous reconnaissez que Betclic a le droit de limiter, de refuser, de mettre à jour ou d'annuler tout ou partie des fonctionnalités du logiciel de poker à tout moment. Betclic peut exiger, comme condition de votre accès continu à ses services, que vous acceptiez les améliorations, corrections, adaptations et modifications des versions récentes du logiciel, ou tout autre changement apporté au logic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Helvetica" svg:font-family="Helvetica, Arial, sans-serif"/>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4:08:35.900530839</meta:creation-date>
    <dc:date>2017-10-30T18:20:52.829846688</dc:date>
    <meta:editing-duration>PT15H54M22S</meta:editing-duration>
    <meta:editing-cycles>24</meta:editing-cycles>
    <meta:generator>LibreOffice/5.3.6.1$Linux_X86_64 LibreOffice_project/30m0$Build-1</meta:generator>
    <meta:document-statistic meta:table-count="0" meta:image-count="0" meta:object-count="0" meta:page-count="6" meta:paragraph-count="64" meta:word-count="725" meta:character-count="4289" meta:non-whitespace-character-count="3618"/>
  </office:meta>
</office:document-meta>
</file>